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ceb3" officeooo:paragraph-rsid="0015ceb3"/>
    </style:style>
    <style:style style:name="P2" style:family="paragraph" style:parent-style-name="Standard">
      <style:text-properties officeooo:rsid="001710c4" officeooo:paragraph-rsid="001710c4"/>
    </style:style>
    <style:style style:name="T1" style:family="text">
      <style:text-properties officeooo:rsid="00171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ie emprendedor miercoles que viene </text:p>
      <text:p text:style-name="P1">hay que hacer las preguntas de la pagina 18 </text:p>
      <text:p text:style-name="P1">minimo de las 10 preguntas, y una conclusion </text:p>
      <text:p text:style-name="P2">que ayudas recibió?, que consejo me darías?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4:24:55.934000000</meta:creation-date>
    <dc:title>Default</dc:title>
    <meta:editing-cycles>3</meta:editing-cycles>
    <meta:generator>LibreOffice/7.6.2.1$Windows_X86_64 LibreOffice_project/56f7684011345957bbf33a7ee678afaf4d2ba333</meta:generator>
    <meta:editing-duration>PT7M49S</meta:editing-duration>
    <dc:date>2023-10-11T14:32:45.274000000</dc:date>
    <meta:document-statistic meta:table-count="0" meta:image-count="0" meta:object-count="0" meta:page-count="1" meta:paragraph-count="4" meta:word-count="29" meta:character-count="171" meta:non-whitespace-character-count="143"/>
  </office:meta>
</office:document-meta>
</file>